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Consumer.createEndpoin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Consumer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onsumer.ServiceMixConsumer( ServiceMixEndpoint endpoint , 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onsumer.process( Exchange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rviceMixConsumer.setChannel( 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Consumer.do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Consumer.do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